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85pt" fo:break-before="auto" style:use-optimal-row-height="true"/>
    </style:style>
    <style:style style:name="ro2" style:family="table-row">
      <style:table-row-properties style:row-height="269.26pt" fo:break-before="auto" style:use-optimal-row-height="true"/>
    </style:style>
    <style:style style:name="ro3" style:family="table-row">
      <style:table-row-properties style:row-height="222.01pt" fo:break-before="auto" style:use-optimal-row-height="true"/>
    </style:style>
    <style:style style:name="ro4" style:family="table-row">
      <style:table-row-properties style:row-height="127.5pt" fo:break-before="auto" style:use-optimal-row-height="true"/>
    </style:style>
    <style:style style:name="ro5" style:family="table-row">
      <style:table-row-properties style:row-height="64.49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80.25pt" fo:break-before="auto" style:use-optimal-row-height="true"/>
    </style:style>
    <style:style style:name="ro8" style:family="table-row">
      <style:table-row-properties style:row-height="111.74pt" fo:break-before="auto" style:use-optimal-row-height="true"/>
    </style:style>
    <style:style style:name="ro9" style:family="table-row">
      <style:table-row-properties style:row-height="48.76pt" fo:break-before="auto" style:use-optimal-row-height="true"/>
    </style:style>
    <style:style style:name="ro10" style:family="table-row">
      <style:table-row-properties style:row-height="64.15pt" fo:break-before="auto" style:use-optimal-row-height="true"/>
    </style:style>
    <style:style style:name="ro11" style:family="table-row">
      <style:table-row-properties style:row-height="33pt" fo:break-before="auto" style:use-optimal-row-height="true"/>
    </style:style>
    <style:style style:name="ro12" style:family="table-row">
      <style:table-row-properties style:row-height="32.8pt" fo:break-before="auto" style:use-optimal-row-height="true"/>
    </style:style>
    <style:style style:name="ro13" style:family="table-row">
      <style:table-row-properties style:row-height="143.26pt" fo:break-before="auto" style:use-optimal-row-height="true"/>
    </style:style>
    <style:style style:name="ro1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come off</text:p>
          </table:table-cell>
          <table:table-cell/>
          <table:table-cell office:value-type="string" calcext:value-type="string">
            <text:p>1) take place, happen</text:p>
            <text:p>In the end the trip never came off.</text:p>
            <text:p>2) be successful </text:p>
            <text:p>Удаваться</text:p>
            <text:p>The performance on the first night came off pretty well.</text:p>
            <text:p>3) упасть с чего-то</text:p>
            <text:p>Dyson came off his bike as he rounded the last corner, but wasn’t badly hurt.</text:p>
            <text:p>4) оторваться</text:p>
            <text:p>The label had come off, so there was no way of knowing what was on the disk.</text:p>
            <text:p>A button came off my coat.</text:p>
            <text:p>5) сойти</text:p>
            <text:p>Come off the grass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e out</text:p>
          </table:table-cell>
          <table:table-cell/>
          <table:table-cell office:value-type="string" calcext:value-type="string">
            <text:p>1) сделать обшеизвестным</text:p>
            <text:p>if information comes out, people learn about it, especially after it has been kept secret</text:p>
            <text:p>No doubt the truth will come out one day.</text:p>
            <text:p>2) становиться известными(результат ил информация)</text:p>
            <text:p>The exam results come out in August.</text:p>
            <text:p>3) отстирываться, сходить</text:p>
            <text:p>These stains will never come out!</text:p>
            <text:p>4) leave after a period in a place</text:p>
            <text:p>Ana’s coming out of hospital at the weekend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e up</text:p>
          </table:table-cell>
          <table:table-cell/>
          <table:table-cell office:value-type="string" calcext:value-type="string">
            <text:p>1) arise, быть упомянутым, обсужденным</text:p>
            <text:p>His name came up in the conversation.</text:p>
            <text:p><text:span text:style-name="T2">2) возникать, случаться </text:span></text:p>
            <text:p><text:span text:style-name="T2">If a problem or difficult situation comes up, it happens.</text:span></text:p>
            <text:p><text:span text:style-name="T2">I’m afraid I’ll have to cancel our date – something’s come up</text:span></text:p>
            <text:p><text:span text:style-name="T2">3) появляться</text:span></text:p>
            <text:p><text:span text:style-name="T2">If a job or opportunity comes up, it becomes available.</text:span></text:p>
            <text:p><text:span text:style-name="T2">A vacancy has come up in the accounts department.</text:span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e (a)round / over</text:p>
          </table:table-cell>
          <table:table-cell/>
          <table:table-cell office:value-type="string" calcext:value-type="string">
            <text:p>1) Заглянуть, заходить, заезжать в гости</text:p>
            <text:p>You must come round to the flat for dinner some time.</text:p>
            <text:p>2) приходить в сознание</text:p>
            <text:p>You might feel a little sick when you come around from the anesthetic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e between</text:p>
          </table:table-cell>
          <table:table-cell/>
          <table:table-cell office:value-type="string" calcext:value-type="string">
            <text:p>1) встать между</text:p>
            <text:p>She never let anything come between her and her work.</text:p>
            <text:p>2) портить отношения</text:p>
            <text:p>I didn’t want to come between a husband and wife.</text:p>
            <text:p>I won't let anything come between me and my children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e across</text:p>
          </table:table-cell>
          <table:table-cell/>
          <table:table-cell office:value-type="string" calcext:value-type="string">
            <text:p>натолнуться, повстречать (случайно)</text:p>
            <text:p>I came across an old diary in her desk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e by</text:p>
          </table:table-cell>
          <table:table-cell/>
          <table:table-cell office:value-type="string" calcext:value-type="string">
            <text:p>находить, доставать, заполучить (что тяжело)</text:p>
            <text:p>How did you come by these pictures?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me down</text:p>
          </table:table-cell>
          <table:table-cell/>
          <table:table-cell office:value-type="string" calcext:value-type="string">
            <text:p>снижаться (цена, уровень)</text:p>
            <text:p>1) It looks as if interest rates will come down again this month.</text:p>
            <text:p>2) He’s asking £5,000, but he may be willing to come down to £4,800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me up with</text:p>
          </table:table-cell>
          <table:table-cell/>
          <table:table-cell office:value-type="string" calcext:value-type="string">
            <text:p>придумывать, разрабатывать</text:p>
            <text:p>Is that the best excuse you can come up with?</text:p>
            <text:p>We’ve been asked to come up with some new idea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me along</text:p>
          </table:table-cell>
          <table:table-cell/>
          <table:table-cell office:value-type="string" calcext:value-type="string">
            <text:p>приезжать, появляться</text:p>
            <text:p>A taxi never comes along when you need one.</text:p>
            <text:p>Take any job opportunity that comes along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e apart</text:p>
          </table:table-cell>
          <table:table-cell/>
          <table:table-cell office:value-type="string" calcext:value-type="string">
            <text:p>расколоться, разваливаться на части</text:p>
            <text:p>I picked the magazine up and it came apart in my hand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me about</text:p>
          </table:table-cell>
          <table:table-cell/>
          <table:table-cell office:value-type="string" calcext:value-type="string">
            <text:p>вознивать</text:p>
            <text:p>Happen, especially in a way that is not planned</text:p>
            <text:p>How did this situation come about?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me up against</text:p>
          </table:table-cell>
          <table:table-cell/>
          <table:table-cell office:value-type="string" calcext:value-type="string">
            <text:p><text:span text:style-name="T2">сталкиваться (с проблемой)</text:span></text:p>
            <text:p>to have to deal with a problem or difficulty</text:p>
            <text:p>She came up against a lot of sexism in her first engineering job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e down to</text:p>
          </table:table-cell>
          <table:table-cell/>
          <table:table-cell office:value-type="string" calcext:value-type="string">
            <text:p><text:span text:style-name="T2">сводиться к чему-либо</text:span></text:p>
            <text:p>If a situation, problem, decision, etc comes down to something, then that is the thing that will influence it most.</text:p>
            <text:p>It all comes down to money in the end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ome down with</text:p>
          </table:table-cell>
          <table:table-cell/>
          <table:table-cell office:value-type="string" calcext:value-type="string">
            <text:p>подхватить болезнь, слечь</text:p>
            <text:p>He came down with pneumonia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e over</text:p>
          </table:table-cell>
          <table:table-cell/>
          <table:table-cell office:value-type="string" calcext:value-type="string">
            <text:p>1) заглянуть</text:p>
            <text:p>if someone comes over, they visit you at your house</text:p>
            <text:p>Do you want to come over on Friday evening?</text:p>
            <text:p>2) приехать в страну</text:p>
            <text:p> if someone comes over, they come to the country where you are</text:p>
            <text:p>When did your family first come over to America?</text:p>
            <text:p>3) находить на кого-то</text:p>
            <text:p>A wave of sleepiness came over me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come to terms with </text:p>
          </table:table-cell>
          <table:table-cell/>
          <table:table-cell office:value-type="string" calcext:value-type="string">
            <text:p>Смириться с чем-то</text:p>
            <text:p>George and Elizabeth have come to terms with the fact that they will never have children.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cquire</text:p>
          </table:table-cell>
          <table:table-cell/>
          <table:table-cell office:value-type="string" calcext:value-type="string">
            <text:p>преобретать, обладеть</text:p>
            <text:p/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e into</text:p>
          </table:table-cell>
          <table:table-cell/>
          <table:table-cell office:value-type="string" calcext:value-type="string">
            <text:p>войти (в контакт, в моду)</text:p>
            <text:p>Come into contact</text:p>
            <text:p>Come into a fortune</text:p>
            <text:p>Come into operation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ome into fortune</text:p>
          </table:table-cell>
          <table:table-cell/>
          <table:table-cell office:value-type="string" calcext:value-type="string">
            <text:p>вступить в наследство</text:p>
            <text:p>He came into a fortune when his uncle died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me into contact</text:p>
          </table:table-cell>
          <table:table-cell/>
          <table:table-cell office:value-type="string" calcext:value-type="string">
            <text:p>вступить в контакт, общаться</text:p>
            <text:p>meet or spend time with someone</text:p>
            <text:p>It’s good to come into contact with people from different cultures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ome into operation </text:p>
          </table:table-cell>
          <table:table-cell/>
          <table:table-cell office:value-type="string" calcext:value-type="string">
            <text:p>вступить в строй</text:p>
            <text:p>The new motorway will come into operation next March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ome into sight / view</text:p>
          </table:table-cell>
          <table:table-cell/>
          <table:table-cell office:value-type="string" calcext:value-type="string">
            <text:p>appear</text:p>
            <text:p>After two hours at sea, the island came into sight/view.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come into fashion</text:p>
          </table:table-cell>
          <table:table-cell/>
          <table:table-cell office:value-type="string" calcext:value-type="string">
            <text:p>войти в моду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e into existence</text:p>
          </table:table-cell>
          <table:table-cell/>
          <table:table-cell office:value-type="string" calcext:value-type="string">
            <text:p>start to exist</text:p>
            <text:p>Pakistan came into existence as an independent country in 1947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ome to a standstill</text:p>
          </table:table-cell>
          <table:table-cell/>
          <table:table-cell office:value-type="string" calcext:value-type="string">
            <text:p>придти в бездействие</text:p>
            <text:p>Traffic came to a standstill because of the snow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e to terms with </text:p>
          </table:table-cell>
          <table:table-cell/>
          <table:table-cell office:value-type="string" calcext:value-type="string">
            <text:p>смириться с чем-то</text:p>
            <text:p>to accept an unpleasant or sad situation and no longer feel upset or angry about it</text:p>
            <text:p>George and Elizabeth have come to terms with the fact that they will never have children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ortune</text:p>
          </table:table-cell>
          <table:table-cell/>
          <table:table-cell office:value-type="string" calcext:value-type="string">
            <text:p>состояние, большая сумма денег</text:p>
            <text:p>He made a fortune selling property in Spai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 on</text:p>
          </table:table-cell>
          <table:table-cell/>
          <table:table-cell office:value-type="string" calcext:value-type="string">
            <text:p>1) to pass</text:p>
            <text:p>As the weeks went on, things improved.</text:p>
            <text:p>Tomorrow will start cold but it should get warmer as the day goes on.</text:p>
            <text:p>2) continue продолжаться, тянуться</text:p>
            <text:p>The film seemed to go on forever.</text:p>
            <text:p>One of the actors was unwell and couldn’t go on with the performance</text:p>
            <text:p>3) Давай, вперед 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go on at</text:p>
          </table:table-cell>
          <table:table-cell/>
          <table:table-cell office:value-type="string" calcext:value-type="string">
            <text:p>Просить, criticize</text:p>
            <text:p>My wife’s always going on at me to dress better.</text:p>
            <text:p>He’s always going on at me about fixing the doo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 through</text:p>
          </table:table-cell>
          <table:table-cell/>
          <table:table-cell office:value-type="string" calcext:value-type="string">
            <text:p>1) check, пройтись</text:p>
            <text:p>Let’s go through the whole thing again, from the beginning.</text:p>
            <text:p>2) пережить трудности</text:p>
            <text:p>He’s going through a divorce at the moment.</text:p>
            <text:p><text:span text:style-name="T2">3) deel, agreement </text:span></text:p>
            <text:p><text:span text:style-name="T2">быть принятым, одобренным</text:span></text:p>
            <text:p><text:span text:style-name="T2">He accepted the offer and the deal went through.</text:span></text:p>
            <text:p><text:span text:style-name="T2">4) examine</text:span></text:p>
            <text:p><text:span text:style-name="T2">I  suggested she went to the library to go through some books of short stories.</text:span>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o for</text:p>
          </table:table-cell>
          <table:table-cell/>
          <table:table-cell office:value-type="string" calcext:value-type="string">
            <text:p>1) attack / criticize </text:p>
            <text:p>нападать, набрасываться на кого-либо</text:p>
            <text:p>The dog suddenly went for me.</text:p>
            <text:p>2) choose</text:p>
            <text:p>I think I’ll go for the chocolate cak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o with</text:p>
          </table:table-cell>
          <table:table-cell/>
          <table:table-cell office:value-type="string" calcext:value-type="string">
            <text:p>1) match</text:p>
            <text:p>Ill health often goes with poverty.</text:p>
            <text:p>2) be part of</text:p>
            <text:p>Responsibility goes with becoming a father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 in for</text:p>
          </table:table-cell>
          <table:table-cell/>
          <table:table-cell office:value-type="string" calcext:value-type="string">
            <text:p>Принять участие в соревновании</text:p>
            <text:p>Are you planning to go in for the 100 metres race?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o without</text:p>
          </table:table-cell>
          <table:table-cell/>
          <table:table-cell office:value-type="string" calcext:value-type="string">
            <text:p>Обойтись</text:p>
            <text:p>to not have something that you usually have</text:p>
            <text:p>I like to give the children what they want even if I have to go without.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go out</text:p>
          </table:table-cell>
          <table:table-cell/>
          <table:table-cell office:value-type="string" calcext:value-type="string">
            <text:p>1) гаснуть</text:p>
            <text:p>It took ages for the fire to go out.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go about</text:p>
          </table:table-cell>
          <table:table-cell/>
          <table:table-cell office:value-type="string" calcext:value-type="string">
            <text:p>1) приступать к чему-либо</text:p>
            <text:p>What's the best way to go about this?</text:p>
            <text:p>2) go about something to do something in the way that you usually do</text:p>
            <text:p>Делать как обычно</text:p>
            <text:p> The villagers were going about their business as usual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go off</text:p>
          </table:table-cell>
          <table:table-cell/>
          <table:table-cell office:value-type="string" calcext:value-type="string">
            <text:p>1) leave a place</text:p>
            <text:p>He went off to work as usual.</text:p>
            <text:p/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 along with</text:p>
          </table:table-cell>
          <table:table-cell/>
          <table:table-cell office:value-type="string" calcext:value-type="string">
            <text:p>соглашаться с чем-либо/кем-либо</text:p>
            <text:p>She'll never go along with this idea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o through with sth</text:p>
          </table:table-cell>
          <table:table-cell/>
          <table:table-cell office:value-type="string" calcext:value-type="string">
            <text:p>to do something unpleasant or difficult that you have planned or promised to do</text:p>
            <text:p>выполнять (обещание, договор и т. д.)</text:p>
            <text:p>He bravely went through with the wedding ceremony even though he was in a lot of pain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go together</text:p>
          </table:table-cell>
          <table:table-cell/>
          <table:table-cell office:value-type="string" calcext:value-type="string">
            <text:p>Идти вместе</text:p>
            <text:p>Alcohol abuse and eating disorders often go together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go on about sth</text:p>
          </table:table-cell>
          <table:table-cell/>
          <table:table-cell office:value-type="string" calcext:value-type="string">
            <text:p>слишком много говорить</text:p>
            <text:p>I wish she'd stop going on about her boyfriend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make a go of</text:p>
          </table:table-cell>
          <table:table-cell/>
          <table:table-cell office:value-type="string" calcext:value-type="string">
            <text:p>Преуспеть</text:p>
            <text:p>Nikki was determined to make a go of the business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It goes without saying</text:p>
          </table:table-cell>
          <table:table-cell/>
          <table:table-cell office:value-type="string" calcext:value-type="string">
            <text:p>очевидно</text:p>
            <text:p>The Internet, too, it goes without saying, is a good source of information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s far as it goes</text:p>
          </table:table-cell>
          <table:table-cell/>
          <table:table-cell office:value-type="string" calcext:value-type="string">
            <text:p>на сколько это возможно(до определенной степени)</text:p>
            <text:p>His theories are fine, as far as they go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he story goes that</text:p>
          </table:table-cell>
          <table:table-cell/>
          <table:table-cell office:value-type="string" calcext:value-type="string">
            <text:p>История гласит</text:p>
            <text:p>He was having an affair with Julie, or so the story go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 to a great lengths</text:p>
          </table:table-cell>
          <table:table-cell/>
          <table:table-cell office:value-type="string" calcext:value-type="string">
            <text:p>приложить все усилия</text:p>
            <text:p>He went to great lengths to keep their name out of the papers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go bankrupt</text:p>
          </table:table-cell>
          <table:table-cell office:value-type="string" calcext:value-type="string">
            <text:p>ˈbæŋkrʌpt</text:p>
          </table:table-cell>
          <table:table-cell office:value-type="string" calcext:value-type="string">
            <text:p>Стать банкротом</text:p>
            <text:p>Many small businesses will go bankrupt unless interest rates fall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tandstill</text:p>
          </table:table-cell>
          <table:table-cell office:value-type="string" calcext:value-type="string">
            <text:p>ˈstændˌstɪl</text:p>
          </table:table-cell>
          <table:table-cell office:value-type="string" calcext:value-type="string">
            <text:p>полная остановка, бездействие</text:p>
            <text:p>Strikers brought production to a standstill.</text:p>
            <text:p>Traffic was at a standstill.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n the go</text:p>
          </table:table-cell>
          <table:table-cell/>
          <table:table-cell office:value-type="string" calcext:value-type="string">
            <text:p>Very busy</text:p>
            <text:p>Children are always on the go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ndure</text:p>
          </table:table-cell>
          <table:table-cell office:value-type="string" calcext:value-type="string">
            <text:p>ɪnˈdjʊə</text:p>
          </table:table-cell>
          <table:table-cell office:value-type="string" calcext:value-type="string">
            <text:p>терпеть</text:p>
            <text:p>It seemed impossible that anyone could endure such pain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ome into </text:p>
          </table:table-cell>
          <table:table-cell/>
          <table:table-cell office:value-type="string" calcext:value-type="string">
            <text:p>получить (наследство)</text:p>
            <text:p>She’ll come into quite a lot of money when her father dies.</text:p>
          </table:table-cell>
          <table:table-cell table:number-columns-repeated="1021"/>
        </table:table-row>
        <table:table-row table:style-name="ro14" table:number-rows-repeated="104852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3:15:21.146301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0H13M53S</meta:editing-duration>
    <meta:editing-cycles>16</meta:editing-cycles>
    <meta:generator>LibreOffice/6.0.7.3$Linux_X86_64 LibreOffice_project/00m0$Build-3</meta:generator>
    <dc:date>2022-02-03T01:50:52.514344907</dc:date>
    <meta:document-statistic meta:table-count="1" meta:cell-count="107" meta:object-count="0"/>
    <meta:template xlink:type="simple" xlink:actuate="onRequest" xlink:title="vocabularyUnit" xlink:href="../../../../Templates/vocabularyUnit.ots" meta:date="2021-07-23T23:09:37.744245147"/>
  </office:meta>
</office:document-meta>
</file>